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draw:stroke="dash" draw:stroke-dash="Ultrafine_20_Dashed" svg:stroke-color="#379bb2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4cm" fo:min-width="3.071cm"/>
    </style:style>
    <style:style style:name="gr4" style:family="graphic" style:parent-style-name="objectwithoutfill">
      <style:graphic-properties draw:stroke="dash" draw:stroke-dash="Fine_20_Dashed" svg:stroke-width="0.051cm" svg:stroke-color="#00d8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a6efe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.21cm"/>
    </style:style>
    <style:style style:name="gr8" style:family="graphic" style:parent-style-name="standard">
      <style:graphic-properties draw:stroke="none" draw:fill="none" fo:min-height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1.411cm"/>
    </style:style>
    <style:style style:name="gr13" style:family="graphic" style:parent-style-name="standard">
      <style:graphic-properties draw:stroke="none" draw:fill="none" fo:min-height="2.615cm"/>
    </style:style>
    <style:style style:name="gr14" style:family="graphic" style:parent-style-name="standard">
      <style:graphic-properties draw:stroke="none" draw:fill="none" fo:min-height="2.036cm"/>
    </style:style>
    <style:style style:name="gr15" style:family="graphic" style:parent-style-name="standard">
      <style:graphic-properties draw:stroke="none" draw:fill="none" fo:min-height="2.29cm"/>
    </style:style>
    <style:style style:name="gr16" style:family="graphic" style:parent-style-name="standard">
      <style:graphic-properties draw:stroke="none" draw:fill="none" fo:min-height="2.417cm"/>
    </style:style>
    <style:style style:name="gr17" style:family="graphic" style:parent-style-name="standard">
      <style:graphic-properties draw:stroke="none" draw:fill="none" fo:min-height="1.539cm"/>
    </style:style>
    <style:style style:name="gr18" style:family="graphic" style:parent-style-name="standard">
      <style:graphic-properties draw:stroke="none" draw:fill="none" fo:min-height="0.777cm"/>
    </style:style>
    <style:style style:name="gr19" style:family="graphic" style:parent-style-name="standard">
      <style:graphic-properties draw:stroke="none" draw:fill="none" fo:min-height="1.147cm"/>
    </style:style>
    <style:style style:name="gr20" style:family="graphic" style:parent-style-name="standard">
      <style:graphic-properties draw:stroke="none" draw:fill="none" fo:min-height="3.317cm"/>
    </style:style>
    <style:style style:name="gr21" style:family="graphic" style:parent-style-name="standard">
      <style:graphic-properties draw:fill="gradient" draw:fill-color="#379bb2" draw:fill-gradient-name="_31_01AltLight" draw:textarea-horizontal-align="justify" draw:textarea-vertical-align="middle" draw:auto-grow-height="false" fo:min-height="0cm" fo:min-width="0.213cm"/>
    </style:style>
    <style:style style:name="gr22" style:family="graphic" style:parent-style-name="standard">
      <style:graphic-properties draw:stroke="none" draw:fill="none" fo:min-height="3.056cm"/>
    </style:style>
    <style:style style:name="gr23" style:family="graphic" style:parent-style-name="standard">
      <style:graphic-properties draw:stroke="none" draw:fill="none" fo:min-height="2.6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style:font-name="Avenir Next" fo:font-size="24pt" style:font-size-asian="18pt" style:font-size-complex="18pt"/>
    </style:style>
    <style:style style:name="P5" style:family="paragraph">
      <style:text-properties fo:color="#00d8ff" style:font-name="Avenir Next"/>
    </style:style>
    <style:style style:name="P6" style:family="paragraph">
      <loext:graphic-properties draw:fill="none" draw:fill-color="#ffffff"/>
      <style:text-properties fo:color="#00d8ff" style:font-name="Avenir Next"/>
    </style:style>
    <style:style style:name="P7" style:family="paragraph">
      <loext:graphic-properties draw:fill="none" draw:fill-color="#ffffff"/>
      <style:text-properties style:font-name="Avenir Next Demi Bold"/>
    </style:style>
    <style:style style:name="P8" style:family="paragraph">
      <style:paragraph-properties fo:text-align="end"/>
      <style:text-properties fo:font-size="19pt" style:font-size-asian="19pt" style:font-size-complex="19pt"/>
    </style:style>
    <style:style style:name="P9" style:family="paragraph">
      <loext:graphic-properties draw:fill="none" draw:fill-color="#ffffff"/>
      <style:paragraph-properties fo:text-align="end"/>
      <style:text-properties style:font-name="Avenir Next" fo:font-size="19pt" style:font-size-asian="19pt" style:font-size-complex="19pt"/>
    </style:style>
    <style:style style:name="P10" style:family="paragraph">
      <style:paragraph-properties fo:margin-top="0.42cm" fo:margin-bottom="0.35cm" fo:text-align="start"/>
      <style:text-properties style:font-name="Avenir Next" fo:font-size="18pt" style:font-size-asian="18pt" style:font-size-complex="18pt"/>
    </style:style>
    <style:style style:name="P11" style:family="paragraph">
      <loext:graphic-properties draw:fill="none"/>
      <style:paragraph-properties fo:margin-top="0.42cm" fo:margin-bottom="0.35cm" fo:text-align="start"/>
      <style:text-properties style:font-name="Avenir Next" fo:font-size="18pt" style:font-size-asian="18pt" style:font-size-complex="18pt"/>
    </style:style>
    <style:style style:name="P12" style:family="paragraph">
      <loext:graphic-properties draw:fill="none"/>
      <style:paragraph-properties fo:margin-top="0.42cm" fo:margin-bottom="0.35cm" fo:text-align="start"/>
      <style:text-properties style:text-position="-33% 58%" style:font-name="Avenir Next" fo:font-size="18pt" style:font-size-asian="18pt" style:font-size-complex="18pt"/>
    </style:style>
    <style:style style:name="P13" style:family="paragraph">
      <style:paragraph-properties fo:text-align="end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end"/>
      <style:text-properties style:font-name="Avenir Next" fo:font-size="24pt" style:font-size-asian="24pt" style:font-size-complex="24pt"/>
    </style:style>
    <style:style style:name="P15" style:family="paragraph">
      <style:text-properties style:font-name="Avenir Next Ultra Light"/>
    </style:style>
    <style:style style:name="P16" style:family="paragraph">
      <loext:graphic-properties draw:fill="none" draw:fill-color="#ffffff"/>
      <style:text-properties style:font-name="Avenir Next Ultra Light"/>
    </style:style>
    <style:style style:name="P17" style:family="paragraph">
      <style:text-properties fo:color="#c5000b" style:font-name="Avenir Next1"/>
    </style:style>
    <style:style style:name="P18" style:family="paragraph">
      <loext:graphic-properties draw:fill="none"/>
      <style:text-properties fo:color="#c5000b" style:font-name="Avenir Next1"/>
    </style:style>
    <style:style style:name="P19" style:family="paragraph">
      <style:paragraph-properties fo:margin-top="0.42cm" fo:margin-bottom="0.35cm"/>
      <style:text-properties style:font-name="Avenir Next1" fo:font-size="20pt" style:font-size-asian="20pt" style:font-size-complex="20pt"/>
    </style:style>
    <style:style style:name="P20" style:family="paragraph">
      <loext:graphic-properties draw:fill="none"/>
      <style:paragraph-properties fo:margin-top="0.42cm" fo:margin-bottom="0.35cm"/>
      <style:text-properties style:font-name="Avenir Next1" fo:font-size="20pt" style:font-size-asian="20pt" style:font-size-complex="20pt"/>
    </style:style>
    <style:style style:name="P21" style:family="paragraph">
      <style:paragraph-properties fo:margin-top="0.42cm" fo:margin-bottom="0.35cm"/>
      <style:text-properties style:font-name="Avenir Next1" fo:font-size="14pt" style:font-size-asian="14pt" style:font-size-complex="14pt"/>
    </style:style>
    <style:style style:name="P22" style:family="paragraph">
      <loext:graphic-properties draw:fill="none"/>
      <style:paragraph-properties fo:margin-top="0.42cm" fo:margin-bottom="0.35cm"/>
      <style:text-properties style:font-name="Avenir Next1" fo:font-size="14pt" style:font-size-asian="14pt" style:font-size-complex="14pt"/>
    </style:style>
    <style:style style:name="P23" style:family="paragraph">
      <style:paragraph-properties fo:margin-top="0.42cm" fo:margin-bottom="0.35cm"/>
      <style:text-properties style:font-name="Avenir Next1" fo:font-size="18pt" style:font-size-asian="18pt" style:font-size-complex="18pt"/>
    </style:style>
    <style:style style:name="P24" style:family="paragraph">
      <loext:graphic-properties draw:fill="none"/>
      <style:paragraph-properties fo:margin-top="0.42cm" fo:margin-bottom="0.35cm"/>
      <style:text-properties style:font-name="Avenir Next1" fo:font-size="18pt" style:font-size-asian="18pt" style:font-size-complex="18pt"/>
    </style:style>
    <style:style style:name="P25" style:family="paragraph">
      <style:paragraph-properties fo:margin-top="0.42cm" fo:margin-bottom="0.35cm"/>
      <style:text-properties fo:color="#00d8ff" style:font-name="Avenir Next1" fo:font-size="14pt" style:font-size-asian="14pt" style:font-size-complex="14pt"/>
    </style:style>
    <style:style style:name="P26" style:family="paragraph">
      <loext:graphic-properties draw:fill="none"/>
      <style:paragraph-properties fo:margin-top="0.42cm" fo:margin-bottom="0.35cm"/>
      <style:text-properties fo:color="#00d8ff" style:font-name="Avenir Next1" fo:font-size="14pt" style:font-size-asian="14pt" style:font-size-complex="14pt"/>
    </style:style>
    <style:style style:name="P27" style:family="paragraph">
      <style:text-properties style:font-name="Avenir Next1"/>
    </style:style>
    <style:style style:name="P28" style:family="paragraph">
      <loext:graphic-properties draw:fill="none"/>
      <style:text-properties style:font-name="Avenir Next1"/>
    </style:style>
    <style:style style:name="P29" style:family="paragraph">
      <style:paragraph-properties fo:margin-top="0.42cm" fo:margin-bottom="0.35cm"/>
      <style:text-properties fo:color="#003f90" style:font-name="Avenir Next1" fo:font-size="14pt" style:font-size-asian="14pt" style:font-size-complex="14pt"/>
    </style:style>
    <style:style style:name="P30" style:family="paragraph">
      <loext:graphic-properties draw:fill="none"/>
      <style:paragraph-properties fo:margin-top="0.42cm" fo:margin-bottom="0.35cm"/>
      <style:text-properties fo:color="#003f90" style:font-name="Avenir Next1" fo:font-size="14pt" style:font-size-asian="14pt" style:font-size-complex="14pt"/>
    </style:style>
    <style:style style:name="P31" style:family="paragraph">
      <style:paragraph-properties fo:margin-top="0.42cm" fo:margin-bottom="0.35cm"/>
      <style:text-properties style:font-name="Avenir Next1" fo:font-size="15pt" style:font-size-asian="10pt" style:font-size-complex="10pt"/>
    </style:style>
    <style:style style:name="P32" style:family="paragraph">
      <loext:graphic-properties draw:fill="none"/>
      <style:paragraph-properties fo:margin-top="0.42cm" fo:margin-bottom="0.35cm"/>
      <style:text-properties style:font-name="Avenir Next1" fo:font-size="15pt" style:font-size-asian="10pt" style:font-size-complex="10pt"/>
    </style:style>
    <style:style style:name="P33" style:family="paragraph">
      <style:paragraph-properties fo:margin-top="0.42cm" fo:margin-bottom="0.35cm"/>
      <style:text-properties style:font-name="Avenir Next1" fo:font-size="13pt" style:font-size-asian="13pt" style:font-size-complex="13pt"/>
    </style:style>
    <style:style style:name="P34" style:family="paragraph">
      <loext:graphic-properties draw:fill="none"/>
      <style:paragraph-properties fo:margin-top="0.42cm" fo:margin-bottom="0.35cm"/>
      <style:text-properties style:font-name="Avenir Next1" fo:font-size="13pt" style:font-size-asian="13pt" style:font-size-complex="13pt"/>
    </style:style>
    <style:style style:name="P35" style:family="paragraph">
      <loext:graphic-properties draw:fill="gradient" draw:fill-color="#379bb2" draw:fill-gradient-name="_31_01AltLight"/>
      <style:paragraph-properties fo:text-align="center"/>
    </style:style>
    <style:style style:name="P36" style:family="paragraph">
      <style:paragraph-properties fo:margin-top="0.42cm" fo:margin-bottom="0.35cm"/>
      <style:text-properties style:font-name="Avenir Next1" fo:font-size="14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style:font-name="Avenir Next1" fo:font-size="14pt" style:font-size-asian="10pt" style:font-size-complex="10pt"/>
    </style:style>
    <style:style style:name="T1" style:family="text">
      <style:text-properties style:font-name="Avenir Next Demi Bold"/>
    </style:style>
    <style:style style:name="T2" style:family="text">
      <style:text-properties style:font-name="Avenir Next"/>
    </style:style>
    <style:style style:name="T3" style:family="text">
      <style:text-properties fo:color="#00d8ff" style:font-name="Avenir Next Demi Bold"/>
    </style:style>
    <style:style style:name="T4" style:family="text">
      <style:text-properties fo:color="#00d8ff" style:font-name="Avenir Next"/>
    </style:style>
    <style:style style:name="T5" style:family="text">
      <style:text-properties style:font-name="Avenir Next Ultra Light"/>
    </style:style>
    <style:style style:name="T6" style:family="text">
      <style:text-properties style:font-name="Avenir Next" fo:font-size="19pt" style:font-size-asian="19pt" style:font-size-complex="19pt"/>
    </style:style>
    <style:style style:name="T7" style:family="text">
      <style:text-properties style:font-name="Avenir Next" fo:font-size="18pt" style:font-size-asian="18pt" style:font-size-complex="18pt"/>
    </style:style>
    <style:style style:name="T8" style:family="text">
      <style:text-properties style:font-name="Avenir Next" fo:font-size="24pt" style:font-size-asian="24pt" style:font-size-complex="24pt"/>
    </style:style>
    <style:style style:name="T9" style:family="text">
      <style:text-properties fo:color="#c5000b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Avenir Next Demi Bold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d8ff" fo:font-size="14pt" style:font-size-asian="14pt" style:font-size-complex="14pt"/>
    </style:style>
    <style:style style:name="T15" style:family="text">
      <style:text-properties fo:color="#003f90" fo:font-size="14pt" style:font-size-asian="14pt" style:font-size-complex="14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style:font-name="Avenir Next Demi Bold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54cm" svg:height="12.827cm" svg:x="1.27cm" svg:y="1.5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2" draw:layer="layout" svg:x1="8.914cm" svg:y1="2.032cm" svg:x2="8.914cm" svg:y2="13.335cm">
          <text:p/>
        </draw:line>
        <draw:line draw:style-name="gr2" draw:text-style-name="P2" draw:layer="layout" svg:x1="18.61cm" svg:y1="2.247cm" svg:x2="18.61cm" svg:y2="12.509cm">
          <text:p/>
        </draw:line>
        <draw:line draw:style-name="gr2" draw:text-style-name="P2" draw:layer="layout" svg:x1="23.541cm" svg:y1="2.032cm" svg:x2="23.541cm" svg:y2="13.335cm">
          <text:p/>
        </draw:line>
        <draw:frame draw:style-name="gr3" draw:text-style-name="P4" draw:layer="layout" svg:width="3.571cm" svg:height="4.014cm" svg:x="4.56cm" svg:y="6.45cm">
          <draw:text-box>
            <text:p text:style-name="P3"><text:span text:style-name="T1">A</text:span></text:p>
            <text:p text:style-name="P3"><text:span text:style-name="T2">25%</text:span></text:p>
          </draw:text-box>
        </draw:frame>
        <draw:line draw:style-name="gr2" draw:text-style-name="P2" draw:layer="layout" svg:x1="18.61cm" svg:y1="2.032cm" svg:x2="18.61cm" svg:y2="13.335cm">
          <text:p/>
        </draw:line>
        <draw:frame draw:style-name="gr3" draw:text-style-name="P4" draw:layer="layout" svg:width="3.571cm" svg:height="4.014cm" svg:x="12.734cm" svg:y="6.452cm">
          <draw:text-box>
            <text:p text:style-name="P3"><text:span text:style-name="T1">B</text:span></text:p>
            <text:p text:style-name="P3"><text:span text:style-name="T2">44%</text:span></text:p>
          </draw:text-box>
        </draw:frame>
        <draw:frame draw:style-name="gr3" draw:text-style-name="P4" draw:layer="layout" svg:width="3.571cm" svg:height="4.014cm" svg:x="20.108cm" svg:y="6.454cm">
          <draw:text-box>
            <text:p text:style-name="P3"><text:span text:style-name="T1">C</text:span></text:p>
            <text:p text:style-name="P3"><text:span text:style-name="T2">23%</text:span></text:p>
          </draw:text-box>
        </draw:frame>
        <draw:line draw:style-name="gr4" draw:text-style-name="P2" draw:layer="layout" svg:x1="2.667cm" svg:y1="3.833cm" svg:x2="25.907cm" svg:y2="3.833cm">
          <text:p/>
        </draw:line>
        <draw:line draw:style-name="gr5" draw:text-style-name="P2" draw:layer="layout" svg:x1="2.667cm" svg:y1="5.045cm" svg:x2="25.907cm" svg:y2="5.045cm">
          <text:p/>
        </draw:line>
        <draw:frame draw:style-name="gr6" draw:text-style-name="P6" draw:layer="layout" svg:width="4.308cm" svg:height="1.987cm" svg:x="21.473cm" svg:y="2.077cm">
          <draw:text-box>
            <text:p text:style-name="P5"><text:span text:style-name="T3">mean</text:span><text:span text:style-name="T4"><text:tab/></text:span><text:span text:style-name="T4">84%</text:span></text:p>
            <text:p text:style-name="P5"><text:span text:style-name="T3">median</text:span><text:span text:style-name="T4"><text:tab/></text:span><text:span text:style-name="T4">85%</text:span></text:p>
          </draw:text-box>
        </draw:frame>
        <draw:frame draw:style-name="gr6" draw:text-style-name="P7" draw:layer="layout" svg:width="8.258cm" svg:height="1.119cm" svg:x="0.381cm" svg:y="0.381cm">
          <draw:text-box>
            <text:p><text:span text:style-name="T1">CS </text:span><text:span text:style-name="T5">101</text:span><text:span text:style-name="T1"> </text:span><text:span text:style-name="T2">Midterm #1 </text:span><text:span text:style-name="T2">Results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654cm" svg:height="12.827cm" svg:x="1.27cm" svg:y="1.5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8.914cm" svg:y1="2.033cm" svg:x2="8.914cm" svg:y2="13.336cm">
          <text:p/>
        </draw:line>
        <draw:line draw:style-name="gr2" draw:text-style-name="P2" draw:layer="layout" svg:x1="18.61cm" svg:y1="2.248cm" svg:x2="18.61cm" svg:y2="12.51cm">
          <text:p/>
        </draw:line>
        <draw:line draw:style-name="gr2" draw:text-style-name="P2" draw:layer="layout" svg:x1="23.541cm" svg:y1="2.033cm" svg:x2="23.541cm" svg:y2="13.336cm">
          <text:p/>
        </draw:line>
        <draw:frame draw:style-name="gr3" draw:text-style-name="P4" draw:layer="layout" svg:width="3.571cm" svg:height="4.014cm" svg:x="4.56cm" svg:y="9.351cm">
          <draw:text-box>
            <text:p text:style-name="P3"><text:span text:style-name="T1">A</text:span></text:p>
            <text:p text:style-name="P3"><text:span text:style-name="T2">25%</text:span></text:p>
          </draw:text-box>
        </draw:frame>
        <draw:line draw:style-name="gr2" draw:text-style-name="P2" draw:layer="layout" svg:x1="18.61cm" svg:y1="2.033cm" svg:x2="18.61cm" svg:y2="13.336cm">
          <text:p/>
        </draw:line>
        <draw:frame draw:style-name="gr3" draw:text-style-name="P4" draw:layer="layout" svg:width="3.571cm" svg:height="4.014cm" svg:x="12.734cm" svg:y="9.353cm">
          <draw:text-box>
            <text:p text:style-name="P3"><text:span text:style-name="T1">B</text:span></text:p>
            <text:p text:style-name="P3"><text:span text:style-name="T2">44%</text:span></text:p>
          </draw:text-box>
        </draw:frame>
        <draw:frame draw:style-name="gr3" draw:text-style-name="P4" draw:layer="layout" svg:width="3.571cm" svg:height="4.014cm" svg:x="20.108cm" svg:y="9.355cm">
          <draw:text-box>
            <text:p text:style-name="P3"><text:span text:style-name="T1">C</text:span></text:p>
            <text:p text:style-name="P3"><text:span text:style-name="T2">23%</text:span></text:p>
          </draw:text-box>
        </draw:frame>
        <draw:line draw:style-name="gr4" draw:text-style-name="P2" draw:layer="layout" svg:x1="2.667cm" svg:y1="6.334cm" svg:x2="25.907cm" svg:y2="6.334cm">
          <text:p/>
        </draw:line>
        <draw:frame draw:style-name="gr6" draw:text-style-name="P6" draw:layer="layout" svg:width="4.308cm" svg:height="1.987cm" svg:x="21.473cm" svg:y="2.078cm">
          <draw:text-box>
            <text:p text:style-name="P5"><text:span text:style-name="T3">mean</text:span><text:span text:style-name="T4"><text:tab/></text:span><text:span text:style-name="T4">84%</text:span></text:p>
            <text:p text:style-name="P5"><text:span text:style-name="T3">median</text:span><text:span text:style-name="T4"><text:tab/></text:span><text:span text:style-name="T4">85%</text:span></text:p>
          </draw:text-box>
        </draw:frame>
        <draw:frame draw:style-name="gr6" draw:text-style-name="P7" draw:layer="layout" svg:width="8.258cm" svg:height="1.119cm" svg:x="0.381cm" svg:y="0.382cm">
          <draw:text-box>
            <text:p><text:span text:style-name="T1">CS </text:span><text:span text:style-name="T5">101</text:span><text:span text:style-name="T1"> </text:span><text:span text:style-name="T2">Midterm #1 </text:span><text:span text:style-name="T2">Results</text:span></text:p>
          </draw:text-box>
        </draw:frame>
      </draw:page>
      <draw:page draw:name="page3" draw:style-name="dp1" draw:master-page-name="Default">
        <draw:frame draw:style-name="gr6" draw:text-style-name="P7" draw:layer="layout" svg:width="7.783cm" svg:height="1.119cm" svg:x="0.381cm" svg:y="0.382cm">
          <draw:text-box>
            <text:p><text:span text:style-name="T1">CS </text:span><text:span text:style-name="T5">101</text:span><text:span text:style-name="T1"> </text:span><text:span text:style-name="T2">Course </text:span><text:span text:style-name="T2">Feedback</text:span></text:p>
          </draw:text-box>
        </draw:frame>
        <draw:frame draw:style-name="gr1" draw:text-style-name="P1" draw:layer="layout" svg:width="12.7cm" svg:height="6.35cm" svg:x="9.013cm" svg:y="5.93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9" draw:layer="layout" svg:width="4.608cm" svg:height="4.826cm" svg:x="4.564cm" svg:y="6.353cm">
          <draw:text-box>
            <text:p text:style-name="P8"><text:span text:style-name="T6">(very much) 5</text:span></text:p>
            <text:p text:style-name="P8"><text:span text:style-name="T6">4</text:span></text:p>
            <text:p text:style-name="P8"><text:span text:style-name="T6">3</text:span></text:p>
            <text:p text:style-name="P8"><text:span text:style-name="T6">2</text:span></text:p>
            <text:p text:style-name="P8"><text:span text:style-name="T6">(not at all) 1</text:span></text:p>
          </draw:text-box>
        </draw:frame>
        <draw:frame draw:style-name="gr7" draw:text-style-name="P11" draw:layer="layout" svg:width="13.807cm" svg:height="3.275cm" svg:x="7.366cm" svg:y="2.313cm">
          <draw:text-box>
            <text:p text:style-name="P10"><text:span text:style-name="T7">I feel that </text:span><text:span text:style-name="T7">completing </text:span><text:span text:style-name="T7">the homework </text:span><text:span text:style-name="T7">has increased </text:span><text:span text:style-name="T7">my </text:span><text:span text:style-name="T7">understandin</text:span><text:span text:style-name="T7">g of the </text:span><text:span text:style-name="T7">concepts.</text:span></text:p>
            <text:p text:style-name="P10"><text:span text:style-name="T7"/></text:p>
          </draw:text-box>
        </draw:frame>
      </draw:page>
      <draw:page draw:name="page4" draw:style-name="dp1" draw:master-page-name="Default">
        <draw:frame draw:style-name="gr6" draw:text-style-name="P7" draw:layer="layout" svg:width="7.783cm" svg:height="1.119cm" svg:x="0.381cm" svg:y="0.382cm">
          <draw:text-box>
            <text:p><text:span text:style-name="T1">CS </text:span><text:span text:style-name="T5">101</text:span><text:span text:style-name="T1"> </text:span><text:span text:style-name="T2">Course </text:span><text:span text:style-name="T2">Feedback</text:span></text:p>
          </draw:text-box>
        </draw:frame>
        <draw:frame draw:style-name="gr6" draw:text-style-name="P9" draw:layer="layout" svg:width="4.168cm" svg:height="4.826cm" svg:x="4.964cm" svg:y="6.353cm">
          <draw:text-box>
            <text:p text:style-name="P8"><text:span text:style-name="T6">(too slow) 5</text:span></text:p>
            <text:p text:style-name="P8"><text:span text:style-name="T6">4</text:span></text:p>
            <text:p text:style-name="P8"><text:span text:style-name="T6">(just right) 3</text:span></text:p>
            <text:p text:style-name="P8"><text:span text:style-name="T6">2</text:span></text:p>
            <text:p text:style-name="P8"><text:span text:style-name="T6">(too fast) 1</text:span></text:p>
          </draw:text-box>
        </draw:frame>
        <draw:frame draw:style-name="gr7" draw:text-style-name="P12" draw:layer="layout" svg:width="13.807cm" svg:height="1.46cm" svg:x="7.366cm" svg:y="2.313cm">
          <draw:text-box>
            <text:p text:style-name="P10"><text:span text:style-name="T7">I feel that the </text:span><text:span text:style-name="T7">pace of the </text:span><text:span text:style-name="T7">course is ...</text:span></text:p>
          </draw:text-box>
        </draw:frame>
        <draw:frame draw:style-name="gr1" draw:text-style-name="P1" draw:layer="layout" svg:width="12.7cm" svg:height="6.35cm" svg:x="9.017cm" svg:y="5.94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5" draw:style-name="dp1" draw:master-page-name="Default">
        <draw:frame draw:style-name="gr6" draw:text-style-name="P7" draw:layer="layout" svg:width="7.783cm" svg:height="1.119cm" svg:x="0.381cm" svg:y="0.382cm">
          <draw:text-box>
            <text:p><text:span text:style-name="T1">CS </text:span><text:span text:style-name="T5">101</text:span><text:span text:style-name="T1"> </text:span><text:span text:style-name="T2">Course </text:span><text:span text:style-name="T2">Feedback</text:span></text:p>
          </draw:text-box>
        </draw:frame>
        <draw:frame draw:style-name="gr6" draw:text-style-name="P9" draw:layer="layout" svg:width="4.608cm" svg:height="4.826cm" svg:x="4.564cm" svg:y="6.353cm">
          <draw:text-box>
            <text:p text:style-name="P8"><text:span text:style-name="T6">(very much) 5</text:span></text:p>
            <text:p text:style-name="P8"><text:span text:style-name="T6">4</text:span></text:p>
            <text:p text:style-name="P8"><text:span text:style-name="T6">3</text:span></text:p>
            <text:p text:style-name="P8"><text:span text:style-name="T6">2</text:span></text:p>
            <text:p text:style-name="P8"><text:span text:style-name="T6">(not at all) 1</text:span></text:p>
          </draw:text-box>
        </draw:frame>
        <draw:frame draw:style-name="gr7" draw:text-style-name="P11" draw:layer="layout" svg:width="13.807cm" svg:height="3.275cm" svg:x="7.366cm" svg:y="2.313cm">
          <draw:text-box>
            <text:p text:style-name="P10"><text:span text:style-name="T7">I feel that </text:span><text:span text:style-name="T7">completing </text:span><text:span text:style-name="T7">the labs has </text:span><text:span text:style-name="T7">increased my </text:span><text:span text:style-name="T7">understandin</text:span><text:span text:style-name="T7">g of the </text:span><text:span text:style-name="T7">concepts.</text:span></text:p>
            <text:p text:style-name="P10"><text:span text:style-name="T7"/></text:p>
          </draw:text-box>
        </draw:frame>
        <draw:frame draw:style-name="gr1" draw:text-style-name="P1" draw:layer="layout" svg:width="12.7cm" svg:height="6.35cm" svg:x="9.017cm" svg:y="5.9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6" draw:style-name="dp1" draw:master-page-name="Default">
        <draw:frame draw:style-name="gr6" draw:text-style-name="P7" draw:layer="layout" svg:width="7.783cm" svg:height="1.119cm" svg:x="0.381cm" svg:y="0.382cm">
          <draw:text-box>
            <text:p><text:span text:style-name="T1">CS </text:span><text:span text:style-name="T5">101</text:span><text:span text:style-name="T1"> </text:span><text:span text:style-name="T2">Course </text:span><text:span text:style-name="T2">Feedback</text:span></text:p>
          </draw:text-box>
        </draw:frame>
        <draw:frame draw:style-name="gr1" draw:text-style-name="P1" draw:layer="layout" svg:width="12.7cm" svg:height="6.35cm" svg:x="9.017cm" svg:y="5.94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4" draw:layer="layout" svg:width="6.297cm" svg:height="6.031cm" svg:x="4.164cm" svg:y="5.953cm">
          <draw:text-box>
            <text:p text:style-name="P13"><text:span text:style-name="T8">homework</text:span></text:p>
            <text:p text:style-name="P13"><text:span text:style-name="T8">labs</text:span></text:p>
            <text:p text:style-name="P13"><text:span text:style-name="T8">lecture </text:span><text:span text:style-name="T8">quizzes</text:span></text:p>
            <text:p text:style-name="P13"><text:span text:style-name="T8">lecture </text:span><text:span text:style-name="T8">content</text:span></text:p>
            <text:p text:style-name="P13"><text:span text:style-name="T8">office </text:span><text:span text:style-name="T8">hours</text:span></text:p>
          </draw:text-box>
        </draw:frame>
        <draw:frame draw:style-name="gr7" draw:text-style-name="P11" draw:layer="layout" svg:width="13.807cm" svg:height="3.275cm" svg:x="7.366cm" svg:y="2.313cm">
          <draw:text-box>
            <text:p text:style-name="P10"><text:span text:style-name="T7">I feel that the </text:span><text:span text:style-name="T7">______ helpful </text:span><text:span text:style-name="T7">part of the </text:span><text:span text:style-name="T7">class so far </text:span><text:span text:style-name="T7">has been ...</text:span></text:p>
            <text:p text:style-name="P10"><text:span text:style-name="T7"/></text:p>
          </draw:text-box>
        </draw:frame>
        <draw:frame draw:style-name="gr8" draw:text-style-name="P11" draw:layer="layout" svg:width="8.762cm" svg:height="1.119cm" svg:x="12.038cm" svg:y="4.953cm">
          <draw:text-box>
            <text:p text:style-name="P10"><text:span text:style-name="T7">←</text:span><text:span text:style-name="T7">least</text:span><text:span text:style-name="T7"><text:tab/></text:span><text:span text:style-name="T7">most→</text:span></text:p>
          </draw:text-box>
        </draw:frame>
      </draw:page>
      <draw:page draw:name="page7" draw:style-name="dp1" draw:master-page-name="Default">
        <draw:frame draw:style-name="gr6" draw:text-style-name="P7" draw:layer="layout" svg:width="7.783cm" svg:height="1.119cm" svg:x="0.381cm" svg:y="0.382cm">
          <draw:text-box>
            <text:p><text:span text:style-name="T1">CS </text:span><text:span text:style-name="T5">101</text:span><text:span text:style-name="T1"> </text:span><text:span text:style-name="T2">Course </text:span><text:span text:style-name="T2">Feedback</text:span></text:p>
          </draw:text-box>
        </draw:frame>
        <draw:frame draw:style-name="gr6" draw:text-style-name="P9" draw:layer="layout" svg:width="7.013cm" svg:height="3.911cm" svg:x="2.164cm" svg:y="6.453cm">
          <draw:text-box>
            <text:p text:style-name="P8"><text:span text:style-name="T6"/></text:p>
            <text:p text:style-name="P8"><text:span text:style-name="T6">later than </text:span><text:span text:style-name="T6">6:00 p.m.</text:span></text:p>
            <text:p text:style-name="P8"><text:span text:style-name="T6">what it is</text:span></text:p>
            <text:p text:style-name="P8"><text:span text:style-name="T6">earlier than </text:span><text:span text:style-name="T6">6:00 p.m.</text:span></text:p>
          </draw:text-box>
        </draw:frame>
        <draw:frame draw:style-name="gr7" draw:text-style-name="P11" draw:layer="layout" svg:width="13.807cm" svg:height="3.275cm" svg:x="7.366cm" svg:y="2.313cm">
          <draw:text-box>
            <text:p text:style-name="P10"><text:span text:style-name="T7">I feel that the </text:span><text:span text:style-name="T7">homework </text:span><text:span text:style-name="T7">deadline </text:span><text:span text:style-name="T7">should be ...</text:span></text:p>
            <text:p text:style-name="P10"><text:span text:style-name="T7"/></text:p>
          </draw:text-box>
        </draw:frame>
        <draw:frame draw:style-name="gr1" draw:text-style-name="P1" draw:layer="layout" svg:width="12.7cm" svg:height="4.174cm" svg:x="9.171cm" svg:y="6.90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  <draw:page draw:name="page8" draw:style-name="dp1" draw:master-page-name="Default">
        <draw:frame draw:style-name="gr6" draw:text-style-name="P7" draw:layer="layout" svg:width="7.783cm" svg:height="1.119cm" svg:x="0.381cm" svg:y="0.382cm">
          <draw:text-box>
            <text:p><text:span text:style-name="T1">CS </text:span><text:span text:style-name="T5">101</text:span><text:span text:style-name="T1"> </text:span><text:span text:style-name="T2">Course </text:span><text:span text:style-name="T2">Feedback</text:span></text:p>
          </draw:text-box>
        </draw:frame>
        <draw:frame draw:style-name="gr6" draw:text-style-name="P9" draw:layer="layout" svg:width="7.013cm" svg:height="3.911cm" svg:x="2.164cm" svg:y="6.453cm">
          <draw:text-box>
            <text:p text:style-name="P8"><text:span text:style-name="T6"/></text:p>
            <text:p text:style-name="P8"><text:span text:style-name="T6">later than </text:span><text:span text:style-name="T6">6:00 p.m.</text:span></text:p>
            <text:p text:style-name="P8"><text:span text:style-name="T6">what it is</text:span></text:p>
            <text:p text:style-name="P8"><text:span text:style-name="T6">earlier than </text:span><text:span text:style-name="T6">6:00 p.m.</text:span></text:p>
          </draw:text-box>
        </draw:frame>
        <draw:frame draw:style-name="gr7" draw:text-style-name="P11" draw:layer="layout" svg:width="13.807cm" svg:height="3.275cm" svg:x="7.366cm" svg:y="2.313cm">
          <draw:text-box>
            <text:p text:style-name="P10"><text:span text:style-name="T7">I feel that the </text:span><text:span text:style-name="T7">homework </text:span><text:span text:style-name="T7">deadline </text:span><text:span text:style-name="T7">should be ...</text:span></text:p>
            <text:p text:style-name="P10"><text:span text:style-name="T7"/></text:p>
          </draw:text-box>
        </draw:frame>
        <draw:frame draw:style-name="gr1" draw:text-style-name="P1" xml:id="id1" draw:id="id1" draw:layer="layout" svg:width="12.7cm" svg:height="4.174cm" svg:x="9.171cm" svg:y="6.90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9" draw:text-style-name="P2" draw:layer="layout" draw:type="curve" svg:x1="18.489cm" svg:y1="13.638cm" svg:x2="21.871cm" svg:y2="8.989cm" draw:end-shape="id1" draw:end-glue-point="1" svg:d="M18489 13638c5823 0 4132-4649 3382-4649" svg:viewBox="0 0 4200 4650">
          <text:p/>
        </draw:connector>
        <draw:frame draw:style-name="gr10" draw:text-style-name="P16" draw:layer="layout" svg:width="6.223cm" svg:height="1.987cm" svg:x="13.208cm" svg:y="12.745cm">
          <draw:text-box>
            <text:p text:style-name="P15"><text:span text:style-name="T5">(this is how real </text:span><text:span text:style-name="T5">democracy works)</text:span></text:p>
          </draw:text-box>
        </draw:frame>
      </draw:page>
      <draw:page draw:name="page9" draw:style-name="dp1" draw:master-page-name="Default">
        <draw:frame draw:style-name="gr6" draw:text-style-name="P7" draw:layer="layout" svg:width="7.783cm" svg:height="1.119cm" svg:x="0.382cm" svg:y="0.383cm">
          <draw:text-box>
            <text:p><text:span text:style-name="T1">CS </text:span><text:span text:style-name="T5">101</text:span><text:span text:style-name="T1"> </text:span><text:span text:style-name="T2">Course </text:span><text:span text:style-name="T2">Feedback</text:span></text:p>
          </draw:text-box>
        </draw:frame>
        <draw:frame draw:style-name="gr11" draw:text-style-name="P18" draw:layer="layout" svg:width="7.94cm" svg:height="1.119cm" svg:x="10.033cm" svg:y="7.245cm">
          <draw:text-box>
            <text:p text:style-name="P17"><text:span text:style-name="T9">Just reduce the class size.</text:span></text:p>
          </draw:text-box>
        </draw:frame>
      </draw:page>
      <draw:page draw:name="page10" draw:style-name="dp1" draw:master-page-name="Default">
        <draw:frame draw:style-name="gr6" draw:text-style-name="P7" draw:layer="layout" svg:width="7.783cm" svg:height="1.119cm" svg:x="0.382cm" svg:y="0.383cm">
          <draw:text-box>
            <text:p><text:span text:style-name="T1">CS </text:span><text:span text:style-name="T5">101</text:span><text:span text:style-name="T1"> </text:span><text:span text:style-name="T2">Course Feedback</text:span></text:p>
          </draw:text-box>
        </draw:frame>
        <draw:frame draw:style-name="gr12" draw:text-style-name="P20" draw:layer="layout" svg:width="7.366cm" svg:height="2.181cm" svg:x="2.54cm" svg:y="3.048cm">
          <draw:text-box>
            <text:p text:style-name="P19"><text:span text:style-name="T10">The class gets really </text:span><text:span text:style-name="T10">hard out of nowhere.</text:span></text:p>
          </draw:text-box>
        </draw:frame>
        <draw:frame draw:style-name="gr13" draw:text-style-name="P22" draw:layer="layout" svg:width="10.287cm" svg:height="2.959cm" svg:x="16.891cm" svg:y="2.602cm">
          <draw:text-box>
            <text:p text:style-name="P21"><text:span text:style-name="T11">It should go faster at the </text:span><text:span text:style-name="T11">beginning but slower once we </text:span><text:span text:style-name="T11">get into loops which a lot of kids </text:span><text:span text:style-name="T11">have been struggling and I </text:span><text:span text:style-name="T11">haven't felt it has been explained </text:span><text:span text:style-name="T11">very well in class.</text:span></text:p>
          </draw:text-box>
        </draw:frame>
        <draw:frame draw:style-name="gr14" draw:text-style-name="P22" draw:layer="layout" svg:width="7.7cm" svg:height="2.959cm" svg:x="1.524cm" svg:y="9.144cm">
          <draw:text-box>
            <text:p text:style-name="P21"><text:span text:style-name="T12">I think that there are 2 kinds of </text:span><text:span text:style-name="T12">questions in the homework: </text:span><text:span text:style-name="T12">really easy or really hard.</text:span><text:span text:style-name="T11"> I wish </text:span><text:span text:style-name="T11">there was more of a balance. </text:span></text:p>
          </draw:text-box>
        </draw:frame>
        <draw:frame draw:style-name="gr15" draw:text-style-name="P24" draw:layer="layout" svg:width="7.239cm" svg:height="3.723cm" svg:x="18.542cm" svg:y="10.033cm">
          <draw:text-box>
            <text:p text:style-name="P23"><text:span text:style-name="T13">focus more on the entry </text:span><text:span text:style-name="T13">level material, not </text:span><text:span text:style-name="T13">everyone has had </text:span><text:span text:style-name="T13">experience with CS</text:span></text:p>
          </draw:text-box>
        </draw:frame>
        <draw:frame draw:style-name="gr7" draw:text-style-name="P26" draw:layer="layout" svg:width="5.752cm" svg:height="5.667cm" svg:x="11.43cm" svg:y="9.779cm">
          <draw:text-box>
            <text:p text:style-name="P25"><text:span text:style-name="T14">Nothing much, but please don't </text:span><text:span text:style-name="T14">go too fast. I'm kind of lost in </text:span><text:span text:style-name="T14">most of your classes. But </text:span><text:span text:style-name="T14">thankfully, I'm acing the </text:span><text:span text:style-name="T14">homework (which I had to put a </text:span><text:span text:style-name="T14">lot of effort in)</text:span></text:p>
          </draw:text-box>
        </draw:frame>
      </draw:page>
      <draw:page draw:name="page11" draw:style-name="dp1" draw:master-page-name="Default">
        <draw:frame draw:style-name="gr6" draw:text-style-name="P7" draw:layer="layout" svg:width="7.783cm" svg:height="1.119cm" svg:x="0.382cm" svg:y="0.383cm">
          <draw:text-box>
            <text:p><text:span text:style-name="T1">CS </text:span><text:span text:style-name="T5">101</text:span><text:span text:style-name="T1"> </text:span><text:span text:style-name="T2">Course Feedback</text:span></text:p>
          </draw:text-box>
        </draw:frame>
        <draw:frame draw:style-name="gr16" draw:text-style-name="P28" draw:layer="layout" svg:width="9.003cm" svg:height="2.855cm" svg:x="1.905cm" svg:y="2.86cm">
          <draw:text-box>
            <text:p text:style-name="P27">More questions in less detail rather than few question in a lot of detail during lectures</text:p>
          </draw:text-box>
        </draw:frame>
        <draw:frame draw:style-name="gr17" draw:text-style-name="P30" draw:layer="layout" svg:width="9.621cm" svg:height="2.959cm" svg:x="16.129cm" svg:y="2.921cm">
          <draw:text-box>
            <text:p text:style-name="P29"><text:span text:style-name="T15">The homework is much more </text:span><text:span text:style-name="T15">difficult than the lecture content. </text:span><text:span text:style-name="T15">Maybe can increase lecture's </text:span><text:span text:style-name="T15">difficulty or decrease </text:span><text:span text:style-name="T15">homework's difficulty.</text:span></text:p>
          </draw:text-box>
        </draw:frame>
        <draw:frame draw:style-name="gr18" draw:text-style-name="P32" draw:layer="layout" svg:width="5.121cm" svg:height="3.147cm" svg:x="21.676cm" svg:y="10.57cm">
          <draw:text-box>
            <text:p text:style-name="P31">Having the homework run more like what we do in lab.</text:p>
          </draw:text-box>
        </draw:frame>
        <draw:frame draw:style-name="gr19" draw:text-style-name="P32" draw:layer="layout" svg:width="5.087cm" svg:height="3.871cm" svg:x="15.573cm" svg:y="10.253cm">
          <draw:text-box>
            <text:p text:style-name="P31">spend more time in lab learning what to do instead of having students guess</text:p>
          </draw:text-box>
        </draw:frame>
        <draw:frame draw:style-name="gr20" draw:text-style-name="P34" draw:layer="layout" svg:width="6.286cm" svg:height="5.267cm" svg:x="2.794cm" svg:y="8.509cm">
          <draw:text-box>
            <text:p text:style-name="P33"><text:span text:style-name="T16">The labs are very vague to begin </text:span><text:span text:style-name="T16">with. While the questions </text:span><text:span text:style-name="T16">themselves are fine, </text:span><text:span text:style-name="T17">the grading </text:span><text:span text:style-name="T17">structure puts too much emphasis </text:span><text:span text:style-name="T17">on minor mistakes</text:span><text:span text:style-name="T16"> that beginners </text:span><text:span text:style-name="T16">are likely to make. </text:span></text:p>
          </draw:text-box>
        </draw:frame>
        <draw:custom-shape draw:style-name="gr21" draw:text-style-name="P35" draw:layer="layout" svg:width="0.889cm" svg:height="0.381cm" svg:x="20.574cm" svg:y="11.9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2" draw:style-name="dp1" draw:master-page-name="Default">
        <draw:frame draw:style-name="gr6" draw:text-style-name="P7" draw:layer="layout" svg:width="7.783cm" svg:height="1.119cm" svg:x="0.382cm" svg:y="0.383cm">
          <draw:text-box>
            <text:p><text:span text:style-name="T1">CS </text:span><text:span text:style-name="T5">101</text:span><text:span text:style-name="T1"> </text:span><text:span text:style-name="T2">Course Feedback</text:span></text:p>
          </draw:text-box>
        </draw:frame>
        <draw:frame draw:style-name="gr22" draw:text-style-name="P37" draw:layer="layout" svg:width="10.668cm" svg:height="3.596cm" svg:x="14.351cm" svg:y="6.31cm">
          <draw:text-box>
            <text:p text:style-name="P36">I would love a document on the website that just has everything we've covered in class. I find myself forgetting that we've learned a certain method that would make a homework problem 10x easier. </text:p>
          </draw:text-box>
        </draw:frame>
        <draw:frame draw:style-name="gr23" draw:text-style-name="P37" draw:layer="layout" svg:width="8.382cm" svg:height="2.927cm" svg:x="3.556cm" svg:y="6.477cm">
          <draw:text-box>
            <text:p text:style-name="P36">Having a big categorized index of different Python elements on the homepage would be really useful for keeping syntax straigh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_31_01AltLight" draw:display-name="101AltLight" draw:style="linear" draw:start-color="#87ddec" draw:end-color="#a6efe3" draw:start-intensity="100%" draw:end-intensity="100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1:27:36.808430543</meta:creation-date>
    <dc:date>2016-10-07T14:14:47.557324732</dc:date>
    <meta:editing-duration>PT2H47M9S</meta:editing-duration>
    <meta:editing-cycles>5</meta:editing-cycles>
    <meta:generator>LibreOffice/5.1.5.2$Linux_X86_64 LibreOffice_project/10m0$Build-2</meta:generator>
    <meta:document-statistic meta:object-count="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svg:stroke-color="#003f90" draw:fill="solid" draw:fill-color="#ffffff"/>
      <style:text-properties fo:font-family="'Avenir Next Ultra Light'" style:font-style-name="Ultra Light" fo:font-size="18pt" fo:font-weight="250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" chart:origin="0" chart:reverse-direction="false" text:line-break="false" loext:try-staggering-first="false" chart:link-data-style-to-source="fals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5" style:family="chart" style:data-style-name="N10">
      <style:chart-properties chart:display-label="true" chart:tick-marks-major-inner="false" chart:tick-marks-major-outer="false" chart:logarithmic="false" chart:minimum="0" chart:maximum="1" chart:origin="0" chart:reverse-direction="false" text:line-break="false" loext:try-staggering-first="false" chart:link-data-style-to-source="fals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6" style:family="chart">
      <style:graphic-properties svg:stroke-color="#87ddec"/>
    </style:style>
    <style:style style:name="ch7" style:family="chart" style:data-style-name="N1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00d8ff" draw:fill-color="#00d8ff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a6efe3" draw:fill-color="#a6efe3"/>
      <style:text-properties fo:font-size="10pt" style:font-size-asian="10pt" style:font-size-complex="10pt"/>
    </style:style>
    <style:style style:name="ch9" style:family="chart">
      <style:graphic-properties draw:stroke="solid" svg:stroke-color="#003f9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55cm" svg:height="12.828cm" xlink:href="." xlink:type="simple" chart:class="chart:scatter" chart:style-name="ch1">
        <chart:legend svg:x="1.553cm" svg:y="9.467cm" style:legend-expansion="custom" chartooo:width="2.839cm" chartooo:height="2.125cm" style:legend-expansion-aspect-ratio="1.336" chart:style-name="ch2"/>
        <chart:plot-area chart:style-name="ch3" chart:data-source-has-labels="both" svg:x="0.513cm" svg:y="0.256cm" svg:width="24.629cm" svg:height="12.316cm">
          <chartooo:coordinate-region svg:x="1.316cm" svg:y="0.499cm" svg:width="23.311cm" svg:height="11.339cm"/>
          <chart:axis chart:dimension="x" chart:name="primary-x" chart:style-name="ch4" chartooo:axis-type="auto">
            <chart:categories table:cell-range-address="local-table.$A$2:.$A$6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99" chart:label-cell-address="local-table.$B$1" chart:class="chart:scatter">
            <chart:data-point chart:repeated="698"/>
          </chart:series>
          <chart:series chart:style-name="ch8" chart:values-cell-range-address="local-table.$C$2:.$C$699" chart:label-cell-address="local-table.$C$1" chart:class="chart:scatter">
            <chart:data-point chart:repeated="6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ved</text:p>
              </table:table-cell>
              <table:table-cell office:value-type="string">
                <text:p>raw</text:p>
              </table:table-cell>
            </table:table-row>
          </table:table-header-rows>
          <table:table-rows>
            <table:table-row>
              <table:table-cell office:value-type="string">
                <text:p>akawar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kim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lee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gal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xiao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ahs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effld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vek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fung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ingzh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hwina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atsacha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balwall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czhng108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dideng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chang6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eyiwu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l14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hzhng120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jlyang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jsteck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litaiz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mamoody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merhod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phuen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duan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tlawre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umanyu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urjosd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swang249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yifeixu2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yuw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afshar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anilr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bdh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conanlh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czhao4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dchen48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aoyang6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engzhi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zhou3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ivanf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grigus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ieming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roble2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z14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ehan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eng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irklin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lee146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mcarro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mpappa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ks6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matsuya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msarvai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pcudzi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qlu1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rossbac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aegner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chen137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mahes7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sz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tdphelp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varadk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wcd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wcwang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xshen2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yimengq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yzhong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zipengy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zjin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legg2</text:p>
              </table:table-cell>
              <table:table-cell office:value-type="float" office:value="0.951923076923077">
                <text:p>0.951923076923077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achasn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damas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jing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rnavs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hliu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jarm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anwang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liu208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grasty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hruv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ea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aol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f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xu5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amesps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du11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ohnhb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tstahl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vargh9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ashow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ellie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kost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nelli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kushp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lijianw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afrie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garc67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kbrown3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orishm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osanto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engyue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epowll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soni6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wg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qzhong6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hihaop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kp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wu68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evonia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ianwei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md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vhoff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vnt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wsj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xcao1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ycheng56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yipeiye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zadcock2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zw4</text:p>
              </table:table-cell>
              <table:table-cell office:value-type="float" office:value="0.9375">
                <text:p>0.9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htiem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ajkim1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andil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cmerte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huiy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inkwsk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lcrum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bmigus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cjlipi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dfinni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dstamp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dvaz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ek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eperl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broto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havar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ihunyu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jleuck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jpgrah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kbrusic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kfeng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kmwhite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ldamia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egarid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ingxiz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inxing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jfabi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lkshm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ls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tcarr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mw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parth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peiwenz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prpatel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bp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ds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egnwttr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ruilang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cheng1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hh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hong6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jm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narang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soham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valla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vivianh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volmert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xipuhan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xl1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yizhuw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yjin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ywei2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zaniche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zhouqi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aarmst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kendzi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njana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shedge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shuert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tnguy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erutti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mcnich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ologn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pbail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rianc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orymoy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ehyu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ta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weili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jgnzlz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min8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utler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delacr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eadam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ehoneg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g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garag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gnzlzpt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hakhan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hqu6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hzhng12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ichath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ang51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gude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h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layer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lee741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lozier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ribich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szydlo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undai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ylee1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alensk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aroll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lxing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beng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docon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jmille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achsi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aiknav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fafar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im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mandh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obidi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hennel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procto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qdm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fo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lenaj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redman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stimac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zabl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ahmad7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bu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irpack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j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erb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xukang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aox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chen228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eyuma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hidou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hiweiw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ixuans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liao15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x8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zzhan151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dismrt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iuorio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macka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rrush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wang51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chan1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jone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op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anasim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avidws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lin18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bilger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kisly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osavi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hu1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vliu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dc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evere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iawang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iaxuf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mrath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ahn15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eswain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goenka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kim107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kpikul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ingrui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motz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mutha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dgilbe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eilcg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jd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kb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tc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aulwb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ichman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alonso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auf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ekbot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morale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rmiriy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singhv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yanjs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asingh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evgiec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gu1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huyuez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icong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lam20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ansur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chai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schaff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verebel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xyu64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xzhan137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ychai7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yguan9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yifengn2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zsun33</text:p>
              </table:table-cell>
              <table:table-cell office:value-type="float" office:value="0.875">
                <text:p>0.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cueva6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hemke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huynh9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w4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wang1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yanoh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balabn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bryu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btung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aschw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bott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coron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pan9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ray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water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cxu3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djala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ashaa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lho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nault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epagon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hangyul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hhwang11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hyeh2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ibg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ajuar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gmalik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kj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li14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rsage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tmcgui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jvnguy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kadadev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luc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lyang58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eckh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j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rowiec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tyir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gogola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iedbal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jaysw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kasner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perujo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nraaum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hine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jha6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lee56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ww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pzang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qgerdes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robert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rtchow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as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iluhan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onthal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syer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wcao11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xinyil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xw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yiy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yleung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yliu27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zguo3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zujiewu2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zz10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aeh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elgow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hmaher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iman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pai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rymu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weinb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bbli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bmroze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budacki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apuder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havv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onfer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cplan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anjinj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ivya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romanc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dromero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emnelso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erike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farhan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garcia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ikim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acobrc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antoni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iayuan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j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kcamar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koehn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arisca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jg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l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msever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nsschmd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parpart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pg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rajeevp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rerb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eandm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inam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kirwan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padil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pchri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sta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talee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tkimmle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trein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vkp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wattell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wfmalik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ws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xuyewu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yjeong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ylee2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ywang4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aanai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jh4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laynaj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lfredy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pach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rw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schaf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shehu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szhu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w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benzeev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brlung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oke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k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nari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ongha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vbrow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gadiho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gbethk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aoding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kim16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chen28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dtaba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duan6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ifanh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liang50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mdimnd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khlam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atels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jeong11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laniga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lofti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mking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phaye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nderick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dziura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limbe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ajb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as4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jiang1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kasne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mw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uodong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wen6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wudtke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chonrt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elgin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imadis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aggar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han267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mqazi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teimel3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vsarvai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xxia10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ykim259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yuyangc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zihangw2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bhi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jgarci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kir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kshayr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pchri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peng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shley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urai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wbell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ymohan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avbek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dvorak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harath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kim111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norton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ej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iszew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jmull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cy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decama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mmat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ugenep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frommel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handrsn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hguan7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hssbll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iforem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ivanam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amesmc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baek11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b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eben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hardi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jpet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meli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olk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shin74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malhot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t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lkong1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llash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lt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b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lee21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reber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oeltgen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osoye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pruggie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gohma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uijie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chimpf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dmiles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ehitog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hao2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icoker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lzrcrt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rashed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wcall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wbaek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wolendo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xli158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yimengh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yyan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ziqiye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ayala3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achen38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agupt4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abirak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d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ellis6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brianl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dahlen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ddlee5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eafulto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gchen4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hanskat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ishan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jliu156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ktjames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msaenz4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pragyam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rroy2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schen17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sparacn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stahula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udayapr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wkruege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wrmoore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xli15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yanjiew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yzhan25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zachary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zrwong2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adonofr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r8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bveitch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hen313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ddelval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derdena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iddelk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rnndzs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mpfist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hanli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insyira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abido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dsimns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ifuli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morga2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qnguye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jvd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uanxue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mdgarci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kshir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rodrgz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xsun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xinyili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xwu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yifanl4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ymoon11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yunjool2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l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js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allensz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aruger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belskis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cho204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cmatsu5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cp10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fatenas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jcpilat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kawllms4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kuchida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mdawson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mhille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rfbruck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sav3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skkim7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tbarrow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zcurtis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abohm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anyan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arajes3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bakliwa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bjchung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cmw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daehoc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hmende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ikw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jk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mferna38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mjm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parthp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pchang16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robertg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seckman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tltran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tsuppes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dleal3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euzica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delr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jasontr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figue28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moore4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vfu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tnthorp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witting2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balcay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bsriley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emgates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eunsik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jrd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kathyyr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kodykr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magorma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mjs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mzauce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skim49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sroczyn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vonaulo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yisongl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aalmaz9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aszymu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balkuv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chengh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guske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ertz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uti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zhagui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panda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salladi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sradov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khan70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amodi3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ahasan33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dgonzls2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hramir20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sonmzlr2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vrkamat2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adamopo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cbarri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jaaguil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rramirz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thapp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alifsc2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jrm3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pujari2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garwa4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xguzman3</text:p>
              </table:table-cell>
              <table:table-cell office:value-type="float" office:value="0.5625">
                <text:p>0.56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hersey2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tchoi9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ebrook8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eyoung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700" chart:origin="0" chart:reverse-direction="false" text:line-break="false" loext:try-staggering-first="false" chart:link-data-style-to-source="fals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4" style:family="chart" style:data-style-name="N10">
      <style:chart-properties chart:display-label="true" chart:tick-marks-major-inner="false" chart:tick-marks-major-outer="false" chart:logarithmic="false" chart:minimum="0.6" chart:maximum="1" chart:origin="0" chart:interval-major="0.1" chart:interval-minor-divisor="4" chart:reverse-direction="false" text:line-break="false" loext:try-staggering-first="false" chart:link-data-style-to-source="fals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5" style:family="chart">
      <style:graphic-properties svg:stroke-color="#87ddec"/>
    </style:style>
    <style:style style:name="ch6" style:family="chart" style:data-style-name="N1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00d8ff" draw:fill-color="#00d8ff"/>
      <style:text-properties fo:font-size="10pt" style:font-size-asian="10pt" style:font-size-complex="10pt"/>
    </style:style>
    <style:style style:name="ch7" style:family="chart">
      <style:graphic-properties draw:stroke="solid" svg:stroke-color="#003f90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655cm" svg:height="12.828cm" xlink:href="." xlink:type="simple" chart:class="chart:scatter" chart:style-name="ch1">
        <chart:plot-area chart:style-name="ch2" chart:data-source-has-labels="both" svg:x="0.513cm" svg:y="0.256cm" svg:width="24.629cm" svg:height="12.316cm">
          <chartooo:coordinate-region svg:x="1.316cm" svg:y="0.499cm" svg:width="23.311cm" svg:height="11.339cm"/>
          <chart:axis chart:dimension="x" chart:name="primary-x" chart:style-name="ch3" chartooo:axis-type="auto">
            <chart:categories table:cell-range-address="local-table.$A$2:.$A$6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99" chart:label-cell-address="local-table.$B$1" chart:class="chart:scatter">
            <chart:data-point chart:repeated="6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kawar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kim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lee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gale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xiao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ahs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effld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vek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fung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ingzhe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hwina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atsacha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balwall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czhng1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dideng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chang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eyiwu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l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hzhng1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jlyang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jsteck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litaiz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mamoody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merhod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phuen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duan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tlawre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umanyu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urjosd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wang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yifeixu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yuw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afshar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anilr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bdh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conanlh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czhao4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dchen48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aoyang6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engzhi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zhou3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ivanf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grigus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ieming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roble2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jz14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ehan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eng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irklin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lee146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mcarro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mpappa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ks6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matsuya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msarvai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pcudzi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qlu1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rossbac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aegner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chen13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mahes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sz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tdphelp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varadk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wcd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wcwang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xshen2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yimengq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yzhong1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zipengy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zjin1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legg2</text:p>
              </table:table-cell>
              <table:table-cell office:value-type="float" office:value="0.951923076923077">
                <text:p>0.951923076923077</text:p>
              </table:table-cell>
            </table:table-row>
            <table:table-row>
              <table:table-cell office:value-type="string">
                <text:p>achasn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damas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jing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rnavs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bhliu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bjarm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canwang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cliu20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dgrasty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dhruv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ea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haol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hf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hxu5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amesps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du1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ohnhb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tstahl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jvargh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ashow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ellie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kost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nelli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kushp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lijianw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afrie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garc6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kbrown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orishm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mosanto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engyue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epowll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soni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pwg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qzhong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shihaop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skp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swu6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tevonia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tianwei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tmd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vhoff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vnt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wsj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xcao1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ycheng5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yipeiye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zadcock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zw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ahtiem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ajkim1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andil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cmerte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huiy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inkwsk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lcrum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bmigus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cjlipi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dfinni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dstamp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dvaz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ek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eperl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broto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havar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ihunyu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jleuck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jpgrah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kbrusic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kfeng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kmwhite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ldamia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egarid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ingxiz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inxing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jfabi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lkshm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ls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tcarr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mw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parth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peiwenz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prpatel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bp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ds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egnwttr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uilang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cheng18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hh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hong6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jm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narang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soham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valla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vivianh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volmert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xipuhan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xl16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yizhuw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yjin4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ywei28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zaniche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zhouqi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aarmst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kendzi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njana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shedge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shuert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tnguy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erutti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mcnich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ologn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pbail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brianc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corymoy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aehyu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ata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aweili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jgnzlz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min8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dutler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delacr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eadam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ehoneg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eg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garag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gnzlzpt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hakhan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hqu6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hzhng124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ichath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ang51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gude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h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layer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lee741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lozier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ribich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szydlo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undai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jylee1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kalensk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karoll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lxing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mbeng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mdocon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mjmille4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achsi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aiknav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fafar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im4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nmandh3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obidi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phennel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pprocto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qdm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rfo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elenaj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redman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stimac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szabl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ahmad7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bu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irpack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tj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werb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xukang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yaox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ychen228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eyuma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hidou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hiweiw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ixuans2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liao15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x8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zzhan151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string">
                <text:p>adismrt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iuorio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macka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rrush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wang5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bchan1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bjone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bop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danasim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davidws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dlin1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bilger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kisly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gosavi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hhu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hvliu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dc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evere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iawang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iaxuf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jmrath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ahn1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eswain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goenka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kim10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kpikul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lingrui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mmotz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mmutha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dgilbe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eilcg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jd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kb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ntc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paulwb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pichman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alonso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auf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ekbot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morale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rmiriy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singhv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yanjs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asingh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evgiec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gu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huyuez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icong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lam2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smansur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tchai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tschaff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verebel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xyu6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xzhan13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ychai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yguan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yifengn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zsun3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acueva6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hemke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huynh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w4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wang1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yanoh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balabn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bryu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btung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aschw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bott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coron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pan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ray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water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cxu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djala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ashaa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lho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nault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epagon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hangyul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hhwang11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hyeh2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ibg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ajuar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gmalik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kj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li14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rsage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tmcgui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jvnguy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kadadev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luc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lyang5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eckh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j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rowiec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mtyir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gogola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iedbal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jaysw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kasner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perujo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nraaum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hine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jha6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lee56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ww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pzang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qgerdes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robert3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rtchow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as5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iluhan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onthal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syer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wcao11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xinyil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xw5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yiy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yleung5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yliu27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zguo3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zujiewu2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zz1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aeh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elgow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hmaher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iman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pai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rymu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weinb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bli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mroze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budacki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apuder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havv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onfer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plan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anjinj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ivya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romanc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dromero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mnelso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erike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arhan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garcia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ikim1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acobrc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antoni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iayuan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j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camar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koehn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arisca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jg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l1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msever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nsschmd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arpart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g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ajeevp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erb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andm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inam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kirwan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padil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pchri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ta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alee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kimmle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trein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vkp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attell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fmalik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s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xuyewu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jeong1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lee27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ywang49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anai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jh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laynaj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lfredy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pach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rw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schaf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shehu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szhu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w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benzeev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brlung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coke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k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nari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ongha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dvbrow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gadiho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gbethk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haoding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hkim16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chen28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dtaba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duan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ifanh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liang5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jmdimnd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khlam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atels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jeong1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laniga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lofti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mking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mphaye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nderick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pdziura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plimbe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ajb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as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jiang1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kasne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mw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uodong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wen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rwudtke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chonrt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elgin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imadis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kaggar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khan26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mqazi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steimel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vsarvai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xxia1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ykim25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yuyangc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zihangw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abhi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jgarci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kir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kshayr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pchri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peng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shley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urai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wbell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ymohan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avbek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dvorak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harath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kim1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bnorton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ej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iszew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jmull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cy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decama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emmat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eugenep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frommel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handrsn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hguan7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hssbll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iforem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ivanam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amesmc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baek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b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eben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hardi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jpet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meli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olk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jshin74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kmalhot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kt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lkong1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llash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lt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mb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mlee2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nreber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oeltgen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osoye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pruggie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rgohma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ruijie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chimpf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dmiles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ehitog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hao2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icoker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lzrcrt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rashed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wcall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wbaek3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wolendo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xli158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yimengh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yyan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ziqiye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aayala30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achen38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agupt4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abirak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d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ellis6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brianl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dahlen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ddlee5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eafulto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gchen40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hanskat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ishan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jliu156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ktjames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msaenz4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pragyam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rroy20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schen17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sparacn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stahula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udayapr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wkruege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wrmoore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xli15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yanjiew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yzhan25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zachary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zrwong2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adonofr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bveitch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chen31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delval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erdena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ddelk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rnndzs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gmpfist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hanli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insyira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abido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dsimns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ifuli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morga2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qnguye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jvd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anxue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mdgarci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pakshir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srodrgz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sxsun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xinyili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xwu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yifanl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ymoon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yunjool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zl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js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allensz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aruger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belskis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cho204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cmatsu5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cp10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fatenas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jcpilat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kawllms4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kuchida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mdawson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mhille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rfbruck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sav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skkim7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tbarrow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zcurtis2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abohm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anyan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arajes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bakliwa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bjchung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cmw4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daehoc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hmende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ikw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jk7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mferna38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mjm4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parthp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pchang1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robertg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seckman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tltran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tsuppes2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dleal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euzica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fidelr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jasontr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mfigue28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mmoore4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svfu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tnthorp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witting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abalcay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sriley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mgates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eunsik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jrd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athyyr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kodykr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agorma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js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mzauce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kim49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roczyn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onaulo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yisongl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aalmaz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aszymu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balkuv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chengh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guske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ertz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uti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zhagui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panda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salladi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sradov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khan7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aamodi3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ahasan33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dgonzls2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hramir20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sonmzlr2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vrkamat2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adamopo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cbarri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jaaguil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rramirz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thapp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alifsc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jrm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spujari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vagarwa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xguzman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ahersey2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tchoi9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ebrook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eyoung2</text:p>
              </table:table-cell>
              <table:table-cell office:value-type="float" office:value="0.479166666666667">
                <text:p>0.479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6efe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d8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6.351cm" xlink:href="." xlink:type="simple" chart:class="chart:bar" chart:style-name="ch1">
        <chart:plot-area chart:style-name="ch2" chart:data-source-has-labels="both" svg:x="0.254cm" svg:y="0.127cm" svg:width="12.193cm" svg:height="6.097cm">
          <chartooo:coordinate-region svg:x="0.351cm" svg:y="0.127cm" svg:width="11.804cm" svg:height="5.46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6" chart:values-cell-range-address="local-table.$D$2:.$D$2" chart:label-cell-address="local-table.$D$1" chart:class="chart:bar">
            <chart:data-point/>
          </chart:series>
          <chart:series chart:style-name="ch7" chart:values-cell-range-address="local-table.$E$2:.$E$2" chart:label-cell-address="local-table.$E$1" chart:class="chart:bar">
            <chart:data-point/>
          </chart:series>
          <chart:series chart:style-name="ch8" chart:values-cell-range-address="local-table.$F$2:.$F$2" chart:label-cell-address="local-table.$F$1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 (very useful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6efe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d8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6.351cm" xlink:href="." xlink:type="simple" chart:class="chart:bar" chart:style-name="ch1">
        <chart:plot-area chart:style-name="ch2" chart:data-source-has-labels="both" svg:x="0.254cm" svg:y="0.127cm" svg:width="12.193cm" svg:height="6.097cm">
          <chartooo:coordinate-region svg:x="0.351cm" svg:y="0.127cm" svg:width="11.804cm" svg:height="5.46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6" chart:values-cell-range-address="local-table.$D$2:.$D$2" chart:label-cell-address="local-table.$D$1" chart:class="chart:bar">
            <chart:data-point/>
          </chart:series>
          <chart:series chart:style-name="ch7" chart:values-cell-range-address="local-table.$E$2:.$E$2" chart:label-cell-address="local-table.$E$1" chart:class="chart:bar">
            <chart:data-point/>
          </chart:series>
          <chart:series chart:style-name="ch8" chart:values-cell-range-address="local-table.$F$2:.$F$2" chart:label-cell-address="local-table.$F$1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 (very useful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ink-data-style-to-source="fals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gap-width="0" chart:reverse-direction="true" text:line-break="false" loext:try-staggering-first="false" chart:link-data-style-to-source="fals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d8ff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color="#ffffff" fo:font-family="'Avenir Next'" style:font-style-name="Regular" fo:font-size="10pt" style:font-size-asian="10pt" style:font-size-complex="10pt"/>
    </style:style>
    <style:style style:name="ch7" style:family="chart">
      <style:chart-properties chart:solid-type="cuboid"/>
      <style:graphic-properties draw:fill-color="#003f90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01cm" svg:height="6.351cm" xlink:href="." xlink:type="simple" chart:class="chart:bar" chart:style-name="ch1">
        <chart:plot-area chart:style-name="ch2" chart:data-source-has-labels="both" svg:x="0.254cm" svg:y="0.127cm" svg:width="12.193cm" svg:height="6.097cm">
          <chartooo:coordinate-region svg:x="0.254cm" svg:y="0.127cm" svg:width="12.193cm" svg:height="6.097cm"/>
          <chart:axis chart:dimension="x" chart:name="primary-x" chart:style-name="ch3" chartooo:axis-type="text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B$2:.$B$6" chart:label-cell-address="local-table.$B$1" chart:class="chart:bar">
            <chart:data-point chart:repeated="5"/>
          </chart:series>
          <chart:series chart:style-name="ch6" chart:values-cell-range-address="local-table.$C$2:.$C$6" chart:label-cell-address="local-table.$C$1" chart:class="chart:bar">
            <chart:data-point chart:style-name="ch7"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45">
                <text:p>145</text:p>
              </table:table-cell>
              <table:table-cell office:value-type="float" office:value="-145">
                <text:p>-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65">
                <text:p>-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61">
                <text:p>-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48">
                <text:p>-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ink-data-style-to-source="false" chart:axis-position="0"/>
      <style:graphic-properties svg:stroke-color="#003f9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a6efe3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4.175cm" xlink:href="." xlink:type="simple" chart:class="chart:bar" chart:style-name="ch1">
        <chart:plot-area chart:style-name="ch2" chart:data-source-has-labels="both" svg:x="0.254cm" svg:y="0.083cm" svg:width="12.193cm" svg:height="4.009cm">
          <chartooo:coordinate-region svg:x="0.254cm" svg:y="0.083cm" svg:width="12.193cm" svg:height="4.009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5" chart:values-cell-range-address="local-table.$C$2:.$C$2" chart:label-cell-address="local-table.$C$1" chart:class="chart:bar">
            <chart:data-point chart:style-name="ch6"/>
          </chart:series>
          <chart:series chart:style-name="ch5" chart:values-cell-range-address="local-table.$D$2:.$D$2" chart:label-cell-address="local-table.$D$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6efe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d8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6.351cm" xlink:href="." xlink:type="simple" chart:class="chart:bar" chart:style-name="ch1">
        <chart:plot-area chart:style-name="ch2" chart:data-source-has-labels="both" svg:x="0.254cm" svg:y="0.127cm" svg:width="12.193cm" svg:height="6.097cm">
          <chartooo:coordinate-region svg:x="0.351cm" svg:y="0.127cm" svg:width="11.804cm" svg:height="5.46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6" chart:values-cell-range-address="local-table.$E$2:.$E$2" chart:label-cell-address="local-table.$E$1" chart:class="chart:bar">
            <chart:data-point/>
          </chart:series>
          <chart:series chart:style-name="ch8" chart:values-cell-range-address="local-table.$F$2:.$F$2" chart:label-cell-address="local-table.$F$1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 (very useful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ink-data-style-to-source="false" chart:axis-position="0"/>
      <style:graphic-properties svg:stroke-color="#003f9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a6efe3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4.175cm" xlink:href="." xlink:type="simple" chart:class="chart:bar" chart:style-name="ch1">
        <chart:plot-area chart:style-name="ch2" chart:data-source-has-labels="both" svg:x="0.254cm" svg:y="0.083cm" svg:width="12.193cm" svg:height="4.009cm">
          <chartooo:coordinate-region svg:x="0.254cm" svg:y="0.083cm" svg:width="12.193cm" svg:height="4.009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5" chart:values-cell-range-address="local-table.$C$2:.$C$2" chart:label-cell-address="local-table.$C$1" chart:class="chart:bar">
            <chart:data-point chart:style-name="ch6"/>
          </chart:series>
          <chart:series chart:style-name="ch5" chart:values-cell-range-address="local-table.$D$2:.$D$2" chart:label-cell-address="local-table.$D$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